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170mm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42.51mm" style:rel-column-width="16384*"/>
    </style:style>
    <style:style style:name="Table1.C" style:family="table-column">
      <style:table-column-properties style:column-width="42.49mm" style:rel-column-width="1638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9a7d7" officeooo:paragraph-rsid="0009a7d7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cbea" officeooo:paragraph-rsid="0006cb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b2d" officeooo:paragraph-rsid="0007a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7d7" officeooo:paragraph-rsid="0009a7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 table:number-columns-repeated="2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3">Föreläsare</text:p>
          </table:table-cell>
          <table:table-cell table:style-name="Table1.A1" office:value-type="string">
            <text:p text:style-name="P5">Koppling till ämnesplan</text:p>
          </table:table-cell>
          <table:table-cell table:style-name="Table1.A1" office:value-type="string">
            <text:p text:style-name="P3">Kommentarer</text:p>
          </table:table-cell>
          <table:table-cell table:style-name="Table1.D1" office:value-type="string">
            <text:p text:style-name="P3">Länk</text:p>
          </table:table-cell>
        </table:table-row>
        <table:table-row table:style-name="Table1.1">
          <table:table-cell table:style-name="Table1.A2" office:value-type="string">
            <text:p text:style-name="P3">Torsten Ekedahl</text:p>
          </table:table-cell>
          <table:table-cell table:style-name="Table1.A2" office:value-type="string">
            <text:p text:style-name="P3">Taluppfattning, aritmetik och algebra: primtal, potenser med heltalsexponenter, strategier för användning av digitala verktyg.</text:p>
            <text:p text:style-name="P3"/>
            <text:p text:style-name="P4">Matte 1b,1c och roligt nog matte 5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><text:a xlink:type="simple" xlink:href="http://kleindagarna.se/wp-content/docs/11kleinlektiontalt.pdf" text:style-name="Internet_20_link" text:visited-style-name="Visited_20_Internet_20_Link">http://kleindagarna.se/wp-content/docs/11kleinlektiontalt.pdf</text:a></text:p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Magnus Fontes</text:p>
          </table:table-cell>
          <table:table-cell table:style-name="Table1.A2" office:value-type="string">
            <text:p text:style-name="P5">Matematisk modellering i matte 1b, 1c, och 2a. Funktioner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><text:a xlink:type="simple" xlink:href="http://kleindagarna.se/wp-content/docs/11kleinlektiontalt.pdf" text:style-name="Internet_20_link" text:visited-style-name="Visited_20_Internet_20_Link">http://kleindagarna.se/wp-content/docs/11kleinlektiontalt.pdf</text:a></text:p>
            <text:p text:style-name="P2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/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5:39:46.617303650</meta:creation-date>
    <dc:date>2018-04-09T16:54:55.307160207</dc:date>
    <meta:editing-duration>PT29M32S</meta:editing-duration>
    <meta:editing-cycles>2</meta:editing-cycles>
    <meta:generator>LibreOffice/6.0.2.1$Linux_x86 LibreOffice_project/00m0$Build-1</meta:generator>
    <meta:document-statistic meta:table-count="1" meta:image-count="0" meta:object-count="0" meta:page-count="1" meta:paragraph-count="11" meta:word-count="42" meta:character-count="417" meta:non-whitespace-character-count="386"/>
  </office:meta>
</office:document-meta>
</file>